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d20d" officeooo:paragraph-rsid="000cd20d" style:font-weight-asian="bold" style:font-weight-complex="bold"/>
    </style:style>
    <style:style style:name="P2" style:family="paragraph" style:parent-style-name="Standard">
      <style:paragraph-properties fo:line-height="200%" fo:text-align="center" style:justify-single-word="false"/>
      <style:text-properties fo:font-weight="bold" officeooo:rsid="0010ff77" officeooo:paragraph-rsid="0010ff77" style:font-weight-asian="bold" style:font-weight-complex="bold"/>
    </style:style>
    <style:style style:name="P3" style:family="paragraph" style:parent-style-name="Standard">
      <style:paragraph-properties fo:text-align="center" style:justify-single-word="false"/>
      <style:text-properties fo:font-weight="bold" officeooo:rsid="00136987" officeooo:paragraph-rsid="00136987" style:font-weight-asian="bold" style:font-weight-complex="bold"/>
    </style:style>
    <style:style style:name="P4" style:family="paragraph" style:parent-style-name="Standard">
      <style:paragraph-properties fo:line-height="200%" fo:text-align="center" style:justify-single-word="false"/>
      <style:text-properties fo:font-weight="bold" officeooo:rsid="00340451" officeooo:paragraph-rsid="0010ff77" style:font-weight-asian="bold" style:font-weight-complex="bold"/>
    </style:style>
    <style:style style:name="P5" style:family="paragraph" style:parent-style-name="Standard">
      <style:paragraph-properties fo:text-align="center" style:justify-single-word="false"/>
      <style:text-properties fo:font-weight="normal" officeooo:rsid="000cd20d" officeooo:paragraph-rsid="000cd20d" style:font-weight-asian="normal" style:font-weight-complex="normal"/>
    </style:style>
    <style:style style:name="P6" style:family="paragraph" style:parent-style-name="Standard">
      <style:paragraph-properties fo:line-height="200%" fo:text-align="center" style:justify-single-word="false"/>
      <style:text-properties fo:font-weight="normal" officeooo:rsid="000cd20d" officeooo:paragraph-rsid="000cd20d" style:font-weight-asian="normal" style:font-weight-complex="normal"/>
    </style:style>
    <style:style style:name="P7" style:family="paragraph" style:parent-style-name="Standard">
      <style:paragraph-properties fo:line-height="200%" fo:text-align="justify" style:justify-single-word="false"/>
      <style:text-properties fo:font-weight="normal" officeooo:rsid="000cd20d" officeooo:paragraph-rsid="000cd20d" style:font-weight-asian="normal" style:font-weight-complex="normal"/>
    </style:style>
    <style:style style:name="P8" style:family="paragraph" style:parent-style-name="Standard">
      <style:paragraph-properties fo:line-height="200%" fo:text-align="justify" style:justify-single-word="false"/>
      <style:text-properties fo:font-weight="normal" officeooo:rsid="000cd20d" officeooo:paragraph-rsid="00179f70"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0cd20d" officeooo:paragraph-rsid="000cd20d" style:font-weight-asian="normal" style:font-weight-complex="normal"/>
    </style:style>
    <style:style style:name="P10" style:family="paragraph" style:parent-style-name="Standard">
      <style:paragraph-properties fo:line-height="200%" fo:text-align="justify" style:justify-single-word="false"/>
      <style:text-properties fo:font-weight="normal" officeooo:rsid="000f4b7a" officeooo:paragraph-rsid="000f4b7a" style:font-weight-asian="normal" style:font-weight-complex="normal"/>
    </style:style>
    <style:style style:name="P11" style:family="paragraph" style:parent-style-name="Standard">
      <style:paragraph-properties fo:line-height="200%" fo:text-align="center" style:justify-single-word="false"/>
      <style:text-properties fo:font-weight="normal" officeooo:rsid="000f4b7a" officeooo:paragraph-rsid="000f4b7a" style:font-weight-asian="normal" style:font-weight-complex="normal"/>
    </style:style>
    <style:style style:name="P12" style:family="paragraph" style:parent-style-name="Standard">
      <style:paragraph-properties fo:line-height="200%" fo:text-align="center" style:justify-single-word="false"/>
      <style:text-properties fo:font-weight="normal" officeooo:rsid="0010ff77" officeooo:paragraph-rsid="0010ff77" style:font-weight-asian="normal" style:font-weight-complex="normal"/>
    </style:style>
    <style:style style:name="P13" style:family="paragraph" style:parent-style-name="Standard">
      <style:paragraph-properties fo:line-height="200%" fo:text-align="justify" style:justify-single-word="false"/>
      <style:text-properties fo:font-weight="normal" officeooo:rsid="0010ff77" officeooo:paragraph-rsid="0010ff77" style:font-weight-asian="normal" style:font-weight-complex="normal"/>
    </style:style>
    <style:style style:name="P14" style:family="paragraph" style:parent-style-name="Standard">
      <style:paragraph-properties fo:line-height="200%" fo:text-align="center" style:justify-single-word="false"/>
      <style:text-properties fo:font-weight="normal" officeooo:rsid="0015bbde" officeooo:paragraph-rsid="0015bbde" style:font-weight-asian="normal" style:font-weight-complex="normal"/>
    </style:style>
    <style:style style:name="P15" style:family="paragraph" style:parent-style-name="Standard">
      <style:paragraph-properties fo:line-height="200%" fo:text-align="center" style:justify-single-word="false"/>
      <style:text-properties fo:font-weight="normal" officeooo:rsid="004446b0" officeooo:paragraph-rsid="004446b0" style:font-weight-asian="normal" style:font-weight-complex="normal"/>
    </style:style>
    <style:style style:name="P16" style:family="paragraph" style:parent-style-name="Standard">
      <style:paragraph-properties fo:line-height="200%" fo:text-align="justify" style:justify-single-word="false"/>
      <style:text-properties fo:font-weight="normal" officeooo:rsid="001b60c9" officeooo:paragraph-rsid="00558110" style:font-weight-asian="normal" style:font-weight-complex="normal"/>
    </style:style>
    <style:style style:name="P17" style:family="paragraph" style:parent-style-name="Standard">
      <style:paragraph-properties fo:line-height="200%" fo:text-align="center" style:justify-single-word="false"/>
      <style:text-properties fo:font-weight="normal" officeooo:rsid="005abcf6" officeooo:paragraph-rsid="005abcf6" style:font-weight-asian="normal" style:font-weight-complex="normal"/>
    </style:style>
    <style:style style:name="P18" style:family="paragraph" style:parent-style-name="Standard">
      <style:paragraph-properties fo:line-height="200%" fo:text-align="center"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19" style:family="paragraph" style:parent-style-name="Standard">
      <style:paragraph-properties fo:line-height="200%" fo:text-align="justify"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20" style:family="paragraph" style:parent-style-name="Standard">
      <style:paragraph-properties fo:line-height="200%" fo:text-align="center" style:justify-single-word="false"/>
      <style:text-properties fo:font-style="normal" fo:font-weight="bold" officeooo:rsid="0010ff77" officeooo:paragraph-rsid="0010ff77" style:font-style-asian="normal" style:font-weight-asian="bold" style:font-style-complex="normal" style:font-weight-complex="bold"/>
    </style:style>
    <style:style style:name="P21" style:family="paragraph" style:parent-style-name="Standard">
      <style:paragraph-properties fo:line-height="200%" fo:text-align="center"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22" style:family="paragraph" style:parent-style-name="Standard">
      <style:paragraph-properties fo:line-height="200%" fo:text-align="justify"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23" style:family="paragraph" style:parent-style-name="Standard">
      <style:paragraph-properties fo:line-height="200%" fo:text-align="justify" style:justify-single-word="false"/>
      <style:text-properties fo:font-style="normal" fo:font-weight="normal" officeooo:rsid="001dd87e" officeooo:paragraph-rsid="001dd87e" style:font-style-asian="normal" style:font-weight-asian="normal" style:font-style-complex="normal" style:font-weight-complex="normal"/>
    </style:style>
    <style:style style:name="P24" style:family="paragraph" style:parent-style-name="Standard">
      <style:paragraph-properties fo:line-height="200%" fo:text-align="justify" style:justify-single-word="false"/>
      <style:text-properties fo:font-style="normal" fo:font-weight="normal" officeooo:rsid="001f4af9" officeooo:paragraph-rsid="001f4af9" style:font-style-asian="normal" style:font-weight-asian="normal" style:font-style-complex="normal" style:font-weight-complex="normal"/>
    </style:style>
    <style:style style:name="P25" style:family="paragraph" style:parent-style-name="Standard">
      <style:paragraph-properties fo:line-height="200%" fo:text-align="justify" style:justify-single-word="false"/>
      <style:text-properties fo:font-style="normal" fo:font-weight="normal" officeooo:rsid="0021c703" officeooo:paragraph-rsid="0021c703" style:font-style-asian="normal" style:font-weight-asian="normal" style:font-style-complex="normal" style:font-weight-complex="normal"/>
    </style:style>
    <style:style style:name="P26" style:family="paragraph" style:parent-style-name="Standard">
      <style:paragraph-properties fo:line-height="200%" fo:text-align="justify" style:justify-single-word="false"/>
      <style:text-properties fo:font-style="normal" fo:font-weight="normal" officeooo:rsid="002382f8" officeooo:paragraph-rsid="002382f8" style:font-style-asian="normal" style:font-weight-asian="normal" style:font-style-complex="normal" style:font-weight-complex="normal"/>
    </style:style>
    <style:style style:name="P27" style:family="paragraph" style:parent-style-name="Standard">
      <style:paragraph-properties fo:line-height="200%" fo:text-align="justify" style:justify-single-word="false"/>
      <style:text-properties fo:font-style="normal" fo:font-weight="normal" officeooo:rsid="002382f8" officeooo:paragraph-rsid="002a31b2" style:font-style-asian="normal" style:font-weight-asian="normal" style:font-style-complex="normal" style:font-weight-complex="normal"/>
    </style:style>
    <style:style style:name="P28" style:family="paragraph" style:parent-style-name="Standard">
      <style:paragraph-properties fo:line-height="200%" fo:text-align="justify" style:justify-single-word="false"/>
      <style:text-properties fo:font-style="normal" fo:font-weight="normal" officeooo:rsid="0025b327" officeooo:paragraph-rsid="0025b327" style:font-style-asian="normal" style:font-weight-asian="normal" style:font-style-complex="normal" style:font-weight-complex="normal"/>
    </style:style>
    <style:style style:name="P29" style:family="paragraph" style:parent-style-name="Standard">
      <style:paragraph-properties fo:line-height="200%" fo:text-align="justify" style:justify-single-word="false"/>
      <style:text-properties fo:font-style="normal" fo:font-weight="normal" officeooo:rsid="0026bcde" officeooo:paragraph-rsid="0026bcde" style:font-style-asian="normal" style:font-weight-asian="normal" style:font-style-complex="normal" style:font-weight-complex="normal"/>
    </style:style>
    <style:style style:name="P30" style:family="paragraph" style:parent-style-name="Standard">
      <style:paragraph-properties fo:line-height="200%" fo:text-align="justify" style:justify-single-word="false"/>
      <style:text-properties fo:font-style="normal" fo:font-weight="normal" officeooo:rsid="00299fd0" officeooo:paragraph-rsid="00299fd0" style:font-style-asian="normal" style:font-weight-asian="normal" style:font-style-complex="normal" style:font-weight-complex="normal"/>
    </style:style>
    <style:style style:name="P31"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0cd20d" officeooo:paragraph-rsid="000cd20d" style:font-weight-asian="bold" style:font-weight-complex="bold"/>
    </style:style>
    <style:style style:name="P32" style:family="paragraph" style:parent-style-name="Standard">
      <style:paragraph-properties fo:line-height="200%" fo:text-align="center" style:justify-single-word="false"/>
      <style:text-properties fo:font-style="normal" fo:font-weight="bold" officeooo:rsid="0010ff77" officeooo:paragraph-rsid="0010ff77" style:font-style-asian="normal" style:font-weight-asian="bold" style:font-style-complex="normal" style:font-weight-complex="bold"/>
    </style:style>
    <style:style style:name="P33" style:family="paragraph" style:parent-style-name="Standard">
      <style:paragraph-properties fo:line-height="200%" fo:text-align="center" style:justify-single-word="false"/>
      <style:text-properties fo:font-style="normal" fo:font-weight="bold" officeooo:rsid="00627001" officeooo:paragraph-rsid="00635f28" style:font-style-asian="normal" style:font-weight-asian="bold" style:font-style-complex="normal" style:font-weight-complex="bold"/>
    </style:style>
    <style:style style:name="P34" style:family="paragraph" style:parent-style-name="Standard">
      <style:paragraph-properties fo:line-height="200%" fo:text-align="center" style:justify-single-word="false"/>
      <style:text-properties fo:font-style="normal" fo:font-weight="bold" officeooo:rsid="00635f28" officeooo:paragraph-rsid="00635f28" style:font-style-asian="normal" style:font-weight-asian="bold" style:font-style-complex="normal" style:font-weight-complex="bold"/>
    </style:style>
    <style:style style:name="P35" style:family="paragraph" style:parent-style-name="Standard">
      <style:paragraph-properties fo:line-height="200%" fo:text-align="center"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36" style:family="paragraph" style:parent-style-name="Standard">
      <style:paragraph-properties fo:line-height="200%" fo:text-align="center" style:justify-single-word="false"/>
      <style:text-properties fo:font-style="italic" fo:font-weight="normal" officeooo:rsid="0010ff77" officeooo:paragraph-rsid="00635f28" style:font-style-asian="italic" style:font-weight-asian="normal" style:font-style-complex="italic" style:font-weight-complex="normal"/>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19cd4b" style:font-style-asian="normal" style:font-style-complex="normal"/>
    </style:style>
    <style:style style:name="T7" style:family="text">
      <style:text-properties fo:font-style="normal" fo:font-weight="bold" officeooo:rsid="001a8f19" style:font-style-asian="normal" style:font-weight-asian="bold" style:font-style-complex="normal" style:font-weight-complex="bold"/>
    </style:style>
    <style:style style:name="T8" style:family="text">
      <style:text-properties officeooo:rsid="00136987"/>
    </style:style>
    <style:style style:name="T9" style:family="text">
      <style:text-properties officeooo:rsid="0015bbde"/>
    </style:style>
    <style:style style:name="T10" style:family="text">
      <style:text-properties officeooo:rsid="001811e1"/>
    </style:style>
    <style:style style:name="T11" style:family="text">
      <style:text-properties officeooo:rsid="001fac77"/>
    </style:style>
    <style:style style:name="T12" style:family="text">
      <style:text-properties officeooo:rsid="00286ac2"/>
    </style:style>
    <style:style style:name="T13" style:family="text">
      <style:text-properties officeooo:rsid="00299fd0"/>
    </style:style>
    <style:style style:name="T14" style:family="text">
      <style:text-properties officeooo:rsid="002a31b2"/>
    </style:style>
    <style:style style:name="T15" style:family="text">
      <style:text-properties officeooo:rsid="002af24e"/>
    </style:style>
    <style:style style:name="T16" style:family="text">
      <style:text-properties officeooo:rsid="002c1359"/>
    </style:style>
    <style:style style:name="T17" style:family="text">
      <style:text-properties officeooo:rsid="00311f5e"/>
    </style:style>
    <style:style style:name="T18" style:family="text">
      <style:text-properties officeooo:rsid="003e39a1"/>
    </style:style>
    <style:style style:name="T19" style:family="text">
      <style:text-properties officeooo:rsid="003e8683"/>
    </style:style>
    <style:style style:name="T20" style:family="text">
      <style:text-properties officeooo:rsid="0040654b"/>
    </style:style>
    <style:style style:name="T21" style:family="text">
      <style:text-properties officeooo:rsid="004204c5"/>
    </style:style>
    <style:style style:name="T22" style:family="text">
      <style:text-properties officeooo:rsid="004446b0"/>
    </style:style>
    <style:style style:name="T23" style:family="text">
      <style:text-properties officeooo:rsid="00451351"/>
    </style:style>
    <style:style style:name="T24" style:family="text">
      <style:text-properties officeooo:rsid="00635f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3">UPLB NETWORK QUEUE SIMULATOR (UNQS):</text:p>
      <text:p text:style-name="P3">ANALYZING NETWORK PERFORMANCE</text:p>
      <text:p text:style-name="P1">FOR INTERNET BANDWIDTH MANAGEMENT</text:p>
      <text:p text:style-name="P1"/>
      <text:p text:style-name="P1"/>
      <text:p text:style-name="P1"/>
      <text:p text:style-name="P1"/>
      <text:p text:style-name="P1"/>
      <text:p text:style-name="P1"/>
      <text:p text:style-name="P1"/>
      <text:p text:style-name="P1"/>
      <text:p text:style-name="P5">LEENSEY M. LAWAS</text:p>
      <text:p text:style-name="P5"/>
      <text:p text:style-name="P5"/>
      <text:p text:style-name="P5"/>
      <text:p text:style-name="P5"/>
      <text:p text:style-name="P5"/>
      <text:p text:style-name="P5"/>
      <text:p text:style-name="P5"/>
      <text:p text:style-name="P5">SUBMITTED TO THE FACULTY OF THE INSTITUTE OF COMPUTER SCIENCE</text:p>
      <text:p text:style-name="P5">UNIVERSITY OF THE PHILIPPINES LOS BANOS</text:p>
      <text:p text:style-name="P5">IN PARTIAL FULFILLMENT OF THE<text:line-break/>REQUIREMENTS FOR THE<text:line-break/>DEGREE OF</text:p>
      <text:p text:style-name="P5"/>
      <text:p text:style-name="P5"/>
      <text:p text:style-name="P5"/>
      <text:p text:style-name="P5"/>
      <text:p text:style-name="P5"/>
      <text:p text:style-name="P5"/>
      <text:p text:style-name="P5">BACHELOR OF SCIENCE IN<text:line-break/>COMPUTER SCIENCE</text:p>
      <text:p text:style-name="P5"/>
      <text:p text:style-name="P5"/>
      <text:p text:style-name="P5"/>
      <text:p text:style-name="P5"/>
      <text:p text:style-name="P5"/>
      <text:p text:style-name="P5"/>
      <text:p text:style-name="P5"/>
      <text:p text:style-name="P5"/>
      <text:p text:style-name="P5"/>
      <text:p text:style-name="P5">JUNE 201<text:span text:style-name="T8">8</text:span></text:p>
      <text:p text:style-name="P5"/>
      <text:p text:style-name="P5"/>
      <text:p text:style-name="P5"><text:soft-page-break/></text:p>
      <text:p text:style-name="P31">UPLB LOGO / ICS LOGO</text:p>
      <text:p text:style-name="P6"/>
      <text:p text:style-name="P6">UNIVERSITY OF THE PHILIPPINES LOS BANOS<text:line-break/>Bachelor of Science in Computer Science</text:p>
      <text:p text:style-name="P7"><text:tab/>The contents or any portion of this undergraduate thesis manuscript including the source code or any non-commercial section may be freely copied and distributed provided that the source is acknowledged.</text:p>
      <text:p text:style-name="P7"><text:tab/>The following permission/s is/are granted for accessing this thesis:</text:p>
      <text:p text:style-name="P7"/>
      <text:p text:style-name="P9"><text:tab/>Available to the general public<text:tab/><text:tab/><text:tab/><text:tab/><text:tab/><text:tab/>YES</text:p>
      <text:p text:style-name="P9"><text:tab/>Available only after consultation with author/thesis adviser<text:tab/><text:tab/><text:tab/>NO</text:p>
      <text:p text:style-name="P9"><text:tab/>Available only to those bound by confidentiality agreements <text:tab/><text:tab/>NO</text:p>
      <text:p text:style-name="P9"/>
      <text:p text:style-name="P6">LEENSEY M. LAWAS</text:p>
      <text:p text:style-name="P6">Author</text:p>
      <text:p text:style-name="P6">____________________</text:p>
      <text:p text:style-name="P6">Date Signed</text:p>
      <text:p text:style-name="P6"/>
      <text:p text:style-name="P6"/>
      <text:p text:style-name="P6">DANILO J. MERCADO</text:p>
      <text:p text:style-name="P6">Adviser</text:p>
      <text:p text:style-name="P6"/>
      <text:p text:style-name="P6">____________________</text:p>
      <text:p text:style-name="P6">Date Signed</text:p>
      <text:p text:style-name="P8"><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s for the degree of BACHELOR OF SCIENCE (COMPUTER SCIENCE) is hereby accepted.</text:span></text:p>
      <text:p text:style-name="P7"/>
      <text:p text:style-name="P10"><text:s text:c="13"/><text:span text:style-name="T22">PROF.</text:span> <text:span text:style-name="T10">CONCEPCION KHAN</text:span><text:tab/><text:tab/><text:tab/><text:tab/> <text:span text:style-name="T22">PROF.</text:span> <text:span text:style-name="T9">JAIME SAMANIEGO</text:span></text:p>
      <text:p text:style-name="P10"><text:tab/>Member, Guidance Committee<text:tab/><text:tab/><text:tab/><text:tab/>Member, Guidance Committee</text:p>
      <text:p text:style-name="P10"><text:tab/><text:tab/>__________<text:tab/><text:tab/><text:tab/><text:tab/><text:tab/><text:tab/><text:tab/>__________</text:p>
      <text:p text:style-name="P10"><text:tab/><text:tab/>Date Signed<text:tab/><text:tab/><text:tab/><text:tab/><text:tab/><text:tab/><text:tab/>Date Signed</text:p>
      <text:p text:style-name="P14"><text:span text:style-name="T23">PROF. </text:span>DANILO J. MERCADO</text:p>
      <text:p text:style-name="P11">Char, Gudance Committee</text:p>
      <text:p text:style-name="P11">__________</text:p>
      <text:p text:style-name="P11">Date Signed</text:p>
      <text:p text:style-name="P10"><text:tab/>Accepted as partial fulfillment of the requirements for the degree of BACHELOR OF SCIENCE (COMPUTER SCIENCE).</text:p>
      <text:p text:style-name="P10"/>
      <text:p text:style-name="P11"><text:span text:style-name="T22">PROF. </text:span>JAIME <text:span text:style-name="T22">M. </text:span>SAMANIEGO</text:p>
      <text:p text:style-name="P11">Director, Institute of Computer Science</text:p>
      <text:p text:style-name="P11">__________</text:p>
      <text:p text:style-name="P11">Date Signed</text:p>
      <text:p text:style-name="P11"/>
      <text:p text:style-name="P15">DR. FELINO P. LANSIGAN</text:p>
      <text:p text:style-name="P11">Dean, College of Arts and Sciences</text:p>
      <text:p text:style-name="P11">__________</text:p>
      <text:p text:style-name="P11">Date Signed</text:p>
      <text:p text:style-name="P2"><text:soft-page-break/>BIOGRAPHICAL SKETCH</text:p>
      <text:p text:style-name="P16"><text:tab/><text:span text:style-name="T17">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12">LEENSEY M. LAWAS</text:p>
      <text:p text:style-name="P12">2013-68227</text:p>
      <text:p text:style-name="P18"/>
      <text:p text:style-name="P20"><text:soft-page-break/>ACKNOWLEDGEMENT</text:p>
      <text:p text:style-name="P23"><text:tab/><text:span text:style-name="T18">Extending my sincerest thanks to the people that helped me in this project:</text:span> <text:span text:style-name="T18">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28"><text:span text:style-name="T13"><text:tab/>Mr. </text:span>Rene Lindio, <text:span text:style-name="T19">CTO Azeus Systems Ltd.</text:span> <text:span text:style-name="T12">for some</text:span> <text:span text:style-name="T13">last minute help in debugging my program. Mr. </text:span>Shem Cristobal <text:span text:style-name="T13">for being my go-to for many of the problems I encountered during the programming aspect of my thesis.</text:span></text:p>
      <text:p text:style-name="P30"><text:tab/><text:span text:style-name="T21">Prof. </text:span>Concepcion <text:span text:style-name="T21">L. </text:span>Khan and <text:span text:style-name="T21">Prof. </text:span>Jaime <text:span text:style-name="T21">M.</text:span> Samaniego for being encouraging and insightful panelists.</text:p>
      <text:p text:style-name="P24"><text:tab/><text:span text:style-name="T21">Prof. </text:span>Danilo J. Mercado, <text:span text:style-name="T11">adviser, for entrusting me with such a topic and for giving advice that goes beyond this subject matter.</text:span></text:p>
      <text:p text:style-name="P27"><text:tab/>Blocmates <text:span text:style-name="T14">for the concern and support.</text:span></text:p>
      <text:p text:style-name="P26"><text:tab/>Online friends <text:span text:style-name="T14">I met through my hobby of creative writing and the ones met through shared fandoms for being supportive and open to lend an ear when I needed it.</text:span></text:p>
      <text:p text:style-name="P25"><text:tab/>Friends <text:span text:style-name="T15">for their unwavering support.</text:span></text:p>
      <text:p text:style-name="P29"><text:tab/>Family <text:span text:style-name="T16">for their push and for bearing with me through my lowest of lows.</text:span></text:p>
      <text:p text:style-name="P29"><text:tab/><text:span text:style-name="T20">And last but not least, thanks to God, because only with Him are all things possible, including this study.</text:span></text:p>
      <text:p text:style-name="P21"/>
      <text:p text:style-name="P21"/>
      <text:p text:style-name="P21"/>
      <text:p text:style-name="P21"/>
      <text:p text:style-name="P21"/>
      <text:p text:style-name="P18"/>
      <text:p text:style-name="P20"><text:soft-page-break/>ABSTRACT</text:p>
      <text:p text:style-name="P19"><text:span text:style-name="T5">LAWAS, LEENSEY M. University of the Philippines Los Banos. June 201</text:span><text:span text:style-name="T6">8</text:span><text:span text:style-name="T5">. </text:span><text:span text:style-name="T7">UPLB Network Queue Simulator (UNQS): Analyzing Network Performance for Internet Bandwidth Management. </text:span><text:span text:style-name="T5">R</text:span><text:span text:style-name="T6">e</text:span><text:span text:style-name="T5">search Adviser: Professor Danilo J. Mercado.</text:span></text:p>
      <text:p text:style-name="P21">1 paragraph abstract goes here.</text:p>
      <text:p text:style-name="P18">(next page)</text:p>
      <text:p text:style-name="P20">TABLE OF CONTENTS</text:p>
      <text:p text:style-name="P33">LIST OF <text:span text:style-name="T24">TABLES</text:span></text:p>
      <text:p text:style-name="P34">LIST OF FIGURES</text:p>
      <text:p text:style-name="P34">LIST OF ACRONYMS</text:p>
      <text:p text:style-name="P36">(next page)</text:p>
      <text:p text:style-name="P22">INTRODUCTION</text:p>
      <text:p text:style-name="P22">Background of the Study</text:p>
      <text:p text:style-name="P22">Statement of the Problem</text:p>
      <text:p text:style-name="P22">Significance of the Study</text:p>
      <text:p text:style-name="P22">Objectives of the Study</text:p>
      <text:p text:style-name="P22">Scope and Limitations</text:p>
      <text:p text:style-name="P22">REVIEW OF RELATED LITERATURE</text:p>
      <text:p text:style-name="P22">4 pages wow</text:p>
      <text:p text:style-name="P13">METHODOLOGY</text:p>
      <text:p text:style-name="P13">lala</text:p>
      <text:p text:style-name="P13">lala</text:p>
      <text:p text:style-name="P13">RESULTS AND DISCUSSIONS</text:p>
      <text:p text:style-name="P13">CONCLUSIONS AND FUTURE WORK</text:p>
      <text:p text:style-name="P13">BIBLI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5T11:46:31.253264803</dc:date>
    <meta:editing-duration>PT2H15M16S</meta:editing-duration>
    <meta:editing-cycles>74</meta:editing-cycles>
    <meta:generator>LibreOffice/5.1.6.2$Linux_X86_64 LibreOffice_project/10m0$Build-2</meta:generator>
    <meta:document-statistic meta:table-count="0" meta:image-count="0" meta:object-count="0" meta:page-count="6" meta:paragraph-count="79" meta:word-count="684" meta:character-count="4445" meta:non-whitespace-character-count="3777"/>
  </office:meta>
</office:document-meta>
</file>